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86cm"/>
    </style:style>
    <style:style style:name="co2" style:family="table-column">
      <style:table-column-properties fo:break-before="auto" style:column-width="4.955cm"/>
    </style:style>
    <style:style style:name="co3" style:family="table-column">
      <style:table-column-properties fo:break-before="auto" style:column-width="1.07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448cm"/>
    </style:style>
    <style:style style:name="co6" style:family="table-column">
      <style:table-column-properties fo:break-before="auto" style:column-width="2.2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9" table:default-cell-style-name="Default"/>
        <table:table-row table:style-name="ro1">
          <table:table-cell office:value-type="string">
            <text:p>Kanban100.pet:</text:p>
          </table:table-cell>
          <table:table-cell table:number-columns-repeated="9"/>
          <table:table-cell>
            <draw:frame table:end-cell-address="Ark1.N17" table:end-x="2.131cm" table:end-y="0.239cm" draw:z-index="0" draw:style-name="gr1" svg:width="8.887cm" svg:height="7.23cm" svg:x="0.019cm" svg:y="0.206cm">
              <draw:object draw:notify-on-update-of-ranges="Ark1.H5:Ark1.H8 Ark1.I4:Ark1.I4 Ark1.I5:Ark1.I8 Ark1.J4:Ark1.J4 Ark1.J5:Ark1.J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Ark1.U17" table:end-x="2.171cm" table:end-y="0.233cm" draw:z-index="3" draw:style-name="gr1" svg:width="8.887cm" svg:height="7.23cm" svg:x="0.059cm" svg:y="0.2cm">
              <draw:object draw:notify-on-update-of-ranges="Ark1.O4:Ark1.O4 Ark1.O5:Ark1.O8 Ark1.P4:Ark1.P4 Ark1.P5:Ark1.P8 Ark1.Q4:Ark1.Q4 Ark1.Q5:Ark1.Q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BestFS Ultimate Edition DFS</text:p>
          </table:table-cell>
          <table:table-cell office:value-type="float" office:value="999">
            <text:p>999</text:p>
          </table:table-cell>
          <table:table-cell office:value-type="float" office:value="1000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BestFS Ultimate Edition BFS</text:p>
          </table:table-cell>
          <table:table-cell table:number-columns-repeated="2" office:value-type="float" office:value="1000">
            <text:p>1000</text:p>
          </table:table-cell>
          <table:table-cell table:number-columns-repeated="14"/>
        </table:table-row>
        <table:table-row table:style-name="ro1">
          <table:table-cell office:value-type="string">
            <text:p>Kanban200.pet:</text:p>
          </table:table-cell>
          <table:table-cell table:number-columns-repeated="6"/>
          <table:table-cell office:value-type="string">
            <text:p>Kanban</text:p>
          </table:table-cell>
          <table:table-cell office:value-type="string">
            <text:p>BestFS-DFS</text:p>
          </table:table-cell>
          <table:table-cell office:value-type="string">
            <text:p>BestFS-BFS</text:p>
          </table:table-cell>
          <table:table-cell table:number-columns-repeated="4"/>
          <table:table-cell table:formula="of:=[.H4]" office:value-type="string" office:string-value="Kanban">
            <text:p>Kanban</text:p>
          </table:table-cell>
          <table:table-cell table:formula="of:=[.I4]" office:value-type="string" office:string-value="BestFS-DFS">
            <text:p>BestFS-DFS</text:p>
          </table:table-cell>
          <table:table-cell table:formula="of:=[.J4]" office:value-type="string" office:string-value="BestFS-BFS">
            <text:p>BestFS-BFS</text:p>
          </table:table-cell>
          <table:table-cell/>
        </table:table-row>
        <table:table-row table:style-name="ro1">
          <table:table-cell/>
          <table:table-cell office:value-type="string">
            <text:p>BestFS Ultimate Edition DFS</text:p>
          </table:table-cell>
          <table:table-cell office:value-type="float" office:value="996">
            <text:p>996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float" office:value="100">
            <text:p>100</text:p>
          </table:table-cell>
          <table:table-cell table:formula="of:=[.C2]" office:value-type="float" office:value="999">
            <text:p>999</text:p>
          </table:table-cell>
          <table:table-cell table:formula="of:=[.C3]" office:value-type="float" office:value="1000">
            <text:p>1000</text:p>
          </table:table-cell>
          <table:table-cell table:number-columns-repeated="4"/>
          <table:table-cell table:formula="of:=[.H5]" office:value-type="float" office:value="100">
            <text:p>100</text:p>
          </table:table-cell>
          <table:table-cell table:formula="of:=1000-[.I5]" office:value-type="float" office:value="1">
            <text:p>1</text:p>
          </table:table-cell>
          <table:table-cell table:formula="of:=1000-[.J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BestFS Ultimate Edition BFS</text:p>
          </table:table-cell>
          <table:table-cell office:value-type="float" office:value="969">
            <text:p>969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float" office:value="200">
            <text:p>200</text:p>
          </table:table-cell>
          <table:table-cell table:formula="of:=[.C5]" office:value-type="float" office:value="996">
            <text:p>996</text:p>
          </table:table-cell>
          <table:table-cell table:formula="of:=[.C6]" office:value-type="float" office:value="969">
            <text:p>969</text:p>
          </table:table-cell>
          <table:table-cell table:number-columns-repeated="4"/>
          <table:table-cell table:formula="of:=[.H6]" office:value-type="float" office:value="200">
            <text:p>200</text:p>
          </table:table-cell>
          <table:table-cell table:formula="of:=1000-[.I6]" office:value-type="float" office:value="4">
            <text:p>4</text:p>
          </table:table-cell>
          <table:table-cell table:formula="of:=1000-[.J6]" office:value-type="float" office:value="31">
            <text:p>31</text:p>
          </table:table-cell>
          <table:table-cell/>
        </table:table-row>
        <table:table-row table:style-name="ro1">
          <table:table-cell office:value-type="string">
            <text:p>Kanban500.pet:</text:p>
          </table:table-cell>
          <table:table-cell table:number-columns-repeated="6"/>
          <table:table-cell office:value-type="float" office:value="500">
            <text:p>500</text:p>
          </table:table-cell>
          <table:table-cell table:formula="of:=[.C8]" office:value-type="float" office:value="994">
            <text:p>994</text:p>
          </table:table-cell>
          <table:table-cell table:formula="of:=[.C9]" office:value-type="float" office:value="720">
            <text:p>720</text:p>
          </table:table-cell>
          <table:table-cell table:number-columns-repeated="4"/>
          <table:table-cell table:formula="of:=[.H7]" office:value-type="float" office:value="500">
            <text:p>500</text:p>
          </table:table-cell>
          <table:table-cell table:formula="of:=1000-[.I7]" office:value-type="float" office:value="6">
            <text:p>6</text:p>
          </table:table-cell>
          <table:table-cell table:formula="of:=1000-[.J7]" office:value-type="float" office:value="280">
            <text:p>280</text:p>
          </table:table-cell>
          <table:table-cell/>
        </table:table-row>
        <table:table-row table:style-name="ro1">
          <table:table-cell/>
          <table:table-cell office:value-type="string">
            <text:p>BestFS Ultimate Edition DFS</text:p>
          </table:table-cell>
          <table:table-cell office:value-type="float" office:value="994">
            <text:p>994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float" office:value="1000">
            <text:p>1000</text:p>
          </table:table-cell>
          <table:table-cell table:formula="of:=[.C11]" office:value-type="float" office:value="989">
            <text:p>989</text:p>
          </table:table-cell>
          <table:table-cell table:formula="of:=[.C12]" office:value-type="float" office:value="571">
            <text:p>571</text:p>
          </table:table-cell>
          <table:table-cell table:number-columns-repeated="4"/>
          <table:table-cell table:formula="of:=[.H8]" office:value-type="float" office:value="1000">
            <text:p>1000</text:p>
          </table:table-cell>
          <table:table-cell table:formula="of:=1000-[.I8]" office:value-type="float" office:value="11">
            <text:p>11</text:p>
          </table:table-cell>
          <table:table-cell table:formula="of:=1000-[.J8]" office:value-type="float" office:value="429">
            <text:p>429</text:p>
          </table:table-cell>
          <table:table-cell/>
        </table:table-row>
        <table:table-row table:style-name="ro1">
          <table:table-cell/>
          <table:table-cell office:value-type="string">
            <text:p>BestFS Ultimate Edition BFS</text:p>
          </table:table-cell>
          <table:table-cell office:value-type="float" office:value="720">
            <text:p>720</text:p>
          </table:table-cell>
          <table:table-cell office:value-type="float" office:value="1000">
            <text:p>1000</text:p>
          </table:table-cell>
          <table:table-cell table:number-columns-repeated="14"/>
        </table:table-row>
        <table:table-row table:style-name="ro1">
          <table:table-cell office:value-type="string">
            <text:p>Kanban1000.pet: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BestFS Ultimate Edition DFS</text:p>
          </table:table-cell>
          <table:table-cell office:value-type="float" office:value="989">
            <text:p>989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FMS</text:p>
          </table:table-cell>
          <table:table-cell office:value-type="string">
            <text:p>BestFS-DFS</text:p>
          </table:table-cell>
          <table:table-cell office:value-type="string">
            <text:p>BestFS-BFS</text:p>
          </table:table-cell>
          <table:table-cell table:number-columns-repeated="4"/>
          <table:table-cell table:formula="of:=[.H11]" office:value-type="string" office:string-value="FMS">
            <text:p>FMS</text:p>
          </table:table-cell>
          <table:table-cell table:formula="of:=[.I11]" office:value-type="string" office:string-value="BestFS-DFS">
            <text:p>BestFS-DFS</text:p>
          </table:table-cell>
          <table:table-cell table:formula="of:=[.J11]" office:value-type="string" office:string-value="BestFS-BFS">
            <text:p>BestFS-BFS</text:p>
          </table:table-cell>
          <table:table-cell/>
        </table:table-row>
        <table:table-row table:style-name="ro1">
          <table:table-cell/>
          <table:table-cell office:value-type="string">
            <text:p>BestFS Ultimate Edition BFS</text:p>
          </table:table-cell>
          <table:table-cell office:value-type="float" office:value="571">
            <text:p>571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float" office:value="50">
            <text:p>50</text:p>
          </table:table-cell>
          <table:table-cell table:formula="of:=[.C14]" office:value-type="float" office:value="1000">
            <text:p>1000</text:p>
          </table:table-cell>
          <table:table-cell table:formula="of:=[.C15]" office:value-type="float" office:value="1000">
            <text:p>1000</text:p>
          </table:table-cell>
          <table:table-cell table:number-columns-repeated="4"/>
          <table:table-cell table:formula="of:=[.H12]" office:value-type="float" office:value="50">
            <text:p>50</text:p>
          </table:table-cell>
          <table:table-cell table:formula="of:=1000-[.I12]" office:value-type="float" office:value="0">
            <text:p>0</text:p>
          </table:table-cell>
          <table:table-cell table:formula="of:=1000-[.J12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MS50.pet:</text:p>
          </table:table-cell>
          <table:table-cell table:number-columns-repeated="6"/>
          <table:table-cell office:value-type="float" office:value="100">
            <text:p>100</text:p>
          </table:table-cell>
          <table:table-cell table:formula="of:=[.C17]" office:value-type="float" office:value="929">
            <text:p>929</text:p>
          </table:table-cell>
          <table:table-cell table:formula="of:=[.C18]" office:value-type="float" office:value="851">
            <text:p>851</text:p>
          </table:table-cell>
          <table:table-cell table:number-columns-repeated="4"/>
          <table:table-cell table:formula="of:=[.H13]" office:value-type="float" office:value="100">
            <text:p>100</text:p>
          </table:table-cell>
          <table:table-cell table:formula="of:=1000-[.I13]" office:value-type="float" office:value="71">
            <text:p>71</text:p>
          </table:table-cell>
          <table:table-cell table:formula="of:=1000-[.J13]" office:value-type="float" office:value="149">
            <text:p>149</text:p>
          </table:table-cell>
          <table:table-cell/>
        </table:table-row>
        <table:table-row table:style-name="ro1">
          <table:table-cell/>
          <table:table-cell office:value-type="string">
            <text:p>BestFS Ultimate Edition DFS</text:p>
          </table:table-cell>
          <table:table-cell table:number-columns-repeated="2" office:value-type="float" office:value="1000">
            <text:p>1000</text:p>
          </table:table-cell>
          <table:table-cell table:number-columns-repeated="3"/>
          <table:table-cell office:value-type="float" office:value="200">
            <text:p>200</text:p>
          </table:table-cell>
          <table:table-cell table:formula="of:=[.C20]" office:value-type="float" office:value="1000">
            <text:p>1000</text:p>
          </table:table-cell>
          <table:table-cell table:formula="of:=[.C21]" office:value-type="float" office:value="984">
            <text:p>984</text:p>
          </table:table-cell>
          <table:table-cell table:number-columns-repeated="4"/>
          <table:table-cell table:formula="of:=[.H14]" office:value-type="float" office:value="200">
            <text:p>200</text:p>
          </table:table-cell>
          <table:table-cell table:formula="of:=1000-[.I14]" office:value-type="float" office:value="0">
            <text:p>0</text:p>
          </table:table-cell>
          <table:table-cell table:formula="of:=1000-[.J14]" office:value-type="float" office:value="16">
            <text:p>16</text:p>
          </table:table-cell>
          <table:table-cell/>
        </table:table-row>
        <table:table-row table:style-name="ro1">
          <table:table-cell/>
          <table:table-cell office:value-type="string">
            <text:p>BestFS Ultimate Edition BFS</text:p>
          </table:table-cell>
          <table:table-cell table:number-columns-repeated="2" office:value-type="float" office:value="1000">
            <text:p>1000</text:p>
          </table:table-cell>
          <table:table-cell table:number-columns-repeated="3"/>
          <table:table-cell office:value-type="float" office:value="500">
            <text:p>500</text:p>
          </table:table-cell>
          <table:table-cell table:formula="of:=[.C23]" office:value-type="float" office:value="911">
            <text:p>911</text:p>
          </table:table-cell>
          <table:table-cell table:formula="of:=[.C24]" office:value-type="float" office:value="236">
            <text:p>236</text:p>
          </table:table-cell>
          <table:table-cell table:number-columns-repeated="4"/>
          <table:table-cell table:formula="of:=[.H15]" office:value-type="float" office:value="500">
            <text:p>500</text:p>
          </table:table-cell>
          <table:table-cell table:formula="of:=1000-[.I15]" office:value-type="float" office:value="89">
            <text:p>89</text:p>
          </table:table-cell>
          <table:table-cell table:formula="of:=1000-[.J15]" office:value-type="float" office:value="764">
            <text:p>764</text:p>
          </table:table-cell>
          <table:table-cell/>
        </table:table-row>
        <table:table-row table:style-name="ro1">
          <table:table-cell office:value-type="string">
            <text:p>FMS100.pet: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BestFS Ultimate Edition DFS</text:p>
          </table:table-cell>
          <table:table-cell office:value-type="float" office:value="929">
            <text:p>929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MAPK</text:p>
          </table:table-cell>
          <table:table-cell office:value-type="string">
            <text:p>BestFS-DFS</text:p>
          </table:table-cell>
          <table:table-cell office:value-type="string">
            <text:p>BestFS-BFS</text:p>
          </table:table-cell>
          <table:table-cell>
            <draw:frame table:end-cell-address="Ark1.N33" table:end-x="2.201cm" table:end-y="0.231cm" draw:z-index="1" draw:style-name="gr1" svg:width="8.887cm" svg:height="7.23cm" svg:x="0.089cm" svg:y="0.199cm">
              <draw:object draw:notify-on-update-of-ranges="Ark1.H11:Ark1.H11 Ark1.H12:Ark1.H15 Ark1.I11:Ark1.I11 Ark1.I12:Ark1.I15 Ark1.J11:Ark1.J11 Ark1.J12:Ark1.J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formula="of:=[.H17]" office:value-type="string" office:string-value="MAPK">
            <text:p>MAPK</text:p>
          </table:table-cell>
          <table:table-cell table:formula="of:=[.I17]" office:value-type="string" office:string-value="BestFS-DFS">
            <text:p>BestFS-DFS</text:p>
          </table:table-cell>
          <table:table-cell table:formula="of:=[.J17]" office:value-type="string" office:string-value="BestFS-BFS">
            <text:p>BestFS-BFS</text:p>
          </table:table-cell>
          <table:table-cell>
            <draw:frame table:end-cell-address="Ark1.U33" table:end-x="2.172cm" table:end-y="0.262cm" draw:z-index="4" draw:style-name="gr1" svg:width="8.887cm" svg:height="7.23cm" svg:x="0.06cm" svg:y="0.23cm">
              <draw:object draw:notify-on-update-of-ranges="Ark1.O11:Ark1.O11 Ark1.O12:Ark1.O15 Ark1.P11:Ark1.P11 Ark1.P12:Ark1.P15 Ark1.Q11:Ark1.Q11 Ark1.Q12:Ark1.Q1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BestFS Ultimate Edition BFS</text:p>
          </table:table-cell>
          <table:table-cell office:value-type="float" office:value="851">
            <text:p>851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float" office:value="320">
            <text:p>320</text:p>
          </table:table-cell>
          <table:table-cell table:formula="of:=[.C26]" office:value-type="float" office:value="1000">
            <text:p>1000</text:p>
          </table:table-cell>
          <table:table-cell table:formula="of:=[.C27]" office:value-type="float" office:value="1000">
            <text:p>1000</text:p>
          </table:table-cell>
          <table:table-cell table:number-columns-repeated="4"/>
          <table:table-cell table:formula="of:=[.H18]" office:value-type="float" office:value="320">
            <text:p>320</text:p>
          </table:table-cell>
          <table:table-cell table:formula="of:=1000-[.I18]" office:value-type="float" office:value="0">
            <text:p>0</text:p>
          </table:table-cell>
          <table:table-cell table:formula="of:=1000-[.J18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MS200.pet:</text:p>
          </table:table-cell>
          <table:table-cell table:number-columns-repeated="6"/>
          <table:table-cell office:value-type="float" office:value="640">
            <text:p>640</text:p>
          </table:table-cell>
          <table:table-cell table:formula="of:=[.C29]" office:value-type="float" office:value="993">
            <text:p>993</text:p>
          </table:table-cell>
          <table:table-cell table:formula="of:=[.C30]" office:value-type="float" office:value="1000">
            <text:p>1000</text:p>
          </table:table-cell>
          <table:table-cell table:number-columns-repeated="4"/>
          <table:table-cell table:formula="of:=[.H19]" office:value-type="float" office:value="640">
            <text:p>640</text:p>
          </table:table-cell>
          <table:table-cell table:formula="of:=1000-[.I19]" office:value-type="float" office:value="7">
            <text:p>7</text:p>
          </table:table-cell>
          <table:table-cell table:formula="of:=1000-[.J1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BestFS Ultimate Edition DFS</text:p>
          </table:table-cell>
          <table:table-cell table:number-columns-repeated="2" office:value-type="float" office:value="1000">
            <text:p>1000</text:p>
          </table:table-cell>
          <table:table-cell table:number-columns-repeated="3"/>
          <table:table-cell office:value-type="float" office:value="1280">
            <text:p>1280</text:p>
          </table:table-cell>
          <table:table-cell table:formula="of:=[.C32]" office:value-type="float" office:value="1000">
            <text:p>1000</text:p>
          </table:table-cell>
          <table:table-cell table:formula="of:=[.C33]" office:value-type="float" office:value="1000">
            <text:p>1000</text:p>
          </table:table-cell>
          <table:table-cell table:number-columns-repeated="4"/>
          <table:table-cell table:formula="of:=[.H20]" office:value-type="float" office:value="1280">
            <text:p>1280</text:p>
          </table:table-cell>
          <table:table-cell table:formula="of:=1000-[.I20]" office:value-type="float" office:value="0">
            <text:p>0</text:p>
          </table:table-cell>
          <table:table-cell table:formula="of:=1000-[.J2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BestFS Ultimate Edition BFS</text:p>
          </table:table-cell>
          <table:table-cell office:value-type="float" office:value="984">
            <text:p>984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float" office:value="2560">
            <text:p>2560</text:p>
          </table:table-cell>
          <table:table-cell table:formula="of:=[.C35]" office:value-type="float" office:value="428">
            <text:p>428</text:p>
          </table:table-cell>
          <table:table-cell table:formula="of:=[.C36]" office:value-type="float" office:value="1000">
            <text:p>1000</text:p>
          </table:table-cell>
          <table:table-cell table:number-columns-repeated="4"/>
          <table:table-cell table:formula="of:=[.H21]" office:value-type="float" office:value="2560">
            <text:p>2560</text:p>
          </table:table-cell>
          <table:table-cell table:formula="of:=1000-[.I21]" office:value-type="float" office:value="572">
            <text:p>572</text:p>
          </table:table-cell>
          <table:table-cell table:formula="of:=1000-[.J21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MS500.pet: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BestFS Ultimate Edition DFS</text:p>
          </table:table-cell>
          <table:table-cell office:value-type="float" office:value="911">
            <text:p>911</text:p>
          </table:table-cell>
          <table:table-cell office:value-type="float" office:value="1000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BestFS Ultimate Edition BFS</text:p>
          </table:table-cell>
          <table:table-cell office:value-type="float" office:value="236">
            <text:p>236</text:p>
          </table:table-cell>
          <table:table-cell office:value-type="float" office:value="1000">
            <text:p>1000</text:p>
          </table:table-cell>
          <table:table-cell table:number-columns-repeated="14"/>
        </table:table-row>
        <table:table-row table:style-name="ro1">
          <table:table-cell office:value-type="string">
            <text:p>MAPK320.pet: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BestFS Ultimate Edition DFS</text:p>
          </table:table-cell>
          <table:table-cell table:number-columns-repeated="2" office:value-type="float" office:value="1000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BestFS Ultimate Edition BFS</text:p>
          </table:table-cell>
          <table:table-cell table:number-columns-repeated="2" office:value-type="float" office:value="1000">
            <text:p>1000</text:p>
          </table:table-cell>
          <table:table-cell table:number-columns-repeated="14"/>
        </table:table-row>
        <table:table-row table:style-name="ro1">
          <table:table-cell office:value-type="string">
            <text:p>MAPK640.pet: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BestFS Ultimate Edition DFS</text:p>
          </table:table-cell>
          <table:table-cell office:value-type="float" office:value="993">
            <text:p>993</text:p>
          </table:table-cell>
          <table:table-cell office:value-type="float" office:value="1000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BestFS Ultimate Edition BFS</text:p>
          </table:table-cell>
          <table:table-cell table:number-columns-repeated="2" office:value-type="float" office:value="1000">
            <text:p>1000</text:p>
          </table:table-cell>
          <table:table-cell table:number-columns-repeated="14"/>
        </table:table-row>
        <table:table-row table:style-name="ro1">
          <table:table-cell office:value-type="string">
            <text:p>MAPK1280.pet: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BestFS Ultimate Edition DFS</text:p>
          </table:table-cell>
          <table:table-cell table:number-columns-repeated="2" office:value-type="float" office:value="1000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BestFS Ultimate Edition BFS</text:p>
          </table:table-cell>
          <table:table-cell table:number-columns-repeated="2" office:value-type="float" office:value="1000">
            <text:p>1000</text:p>
          </table:table-cell>
          <table:table-cell table:number-columns-repeated="5"/>
          <table:table-cell>
            <draw:frame table:end-cell-address="Ark1.N49" table:end-x="2.094cm" table:end-y="0.253cm" draw:z-index="2" draw:style-name="gr1" svg:width="8.887cm" svg:height="7.23cm" svg:x="2.24cm" svg:y="0.221cm">
              <draw:object draw:notify-on-update-of-ranges="Ark1.H17:Ark1.H17 Ark1.H18:Ark1.H21 Ark1.I17:Ark1.I17 Ark1.I18:Ark1.I21 Ark1.J17:Ark1.J17 Ark1.J18:Ark1.J2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table:end-cell-address="Ark1.U49" table:end-x="2.125cm" table:end-y="0.382cm" draw:z-index="5" draw:style-name="gr1" svg:width="8.887cm" svg:height="7.23cm" svg:x="0.013cm" svg:y="0.35cm">
              <draw:object draw:notify-on-update-of-ranges="Ark1.O17:Ark1.O17 Ark1.O18:Ark1.O21 Ark1.P17:Ark1.P17 Ark1.P18:Ark1.P21 Ark1.Q17:Ark1.Q17 Ark1.Q18:Ark1.Q2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string">
            <text:p>MAPK2560.pet: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BestFS Ultimate Edition DFS</text:p>
          </table:table-cell>
          <table:table-cell office:value-type="float" office:value="428">
            <text:p>428</text:p>
          </table:table-cell>
          <table:table-cell office:value-type="float" office:value="1000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BestFS Ultimate Edition BFS</text:p>
          </table:table-cell>
          <table:table-cell table:number-columns-repeated="2" office:value-type="float" office:value="1000">
            <text:p>1000</text:p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8">18-05-2011</text:date>, <text:time>16:02:42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ed-by>Jonas Jensen</meta:printed-by>
    <meta:print-date>2011-05-18T10:10:48</meta:print-date>
    <dc:date>2011-05-18T16:02:42</dc:date>
    <dc:creator>Jonas Jensen</dc:creator>
    <meta:document-statistic meta:table-count="1" meta:cell-count="174" meta:object-count="6"/>
    <meta:generator>OpenOffice.org/3.2$Linu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aximum="1000" chart:interval-major="2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graphic-properties draw:stroke="none" draw:fill-color="#4c4c4c"/>
      <style:text-properties fo:font-size="6pt" style:font-size-asian="6pt" style:font-size-complex="6pt"/>
    </style:style>
    <style:style style:name="ch8" style:family="chart" style:data-style-name="N0">
      <style:graphic-properties draw:stroke="none" draw:fill-color="#b3b3b3"/>
      <style:text-properties fo:font-size="6pt" style:font-size-asian="6pt" style:font-size-complex="6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888cm" svg:height="7.231cm" xlink:href=".." chart:class="chart:bar" chart:style-name="ch1">
        <chart:title svg:x="3.65cm" svg:y="0.145cm" chart:style-name="ch2">
          <text:p>Kanban</text:p>
        </chart:title>
        <chart:legend chart:legend-position="end" svg:x="6.248cm" svg:y="-0.101cm" chart:style-name="ch3"/>
        <chart:plot-area chart:style-name="ch4" table:cell-range-address="Ark1.H4:Ark1.J8" chart:data-source-has-labels="both" svg:x="0.177cm" svg:y="0.684cm" svg:width="8.541cm" svg:height="6.258cm">
          <chart:axis chart:dimension="x" chart:name="primary-x" chart:style-name="ch5">
            <chart:categories table:cell-range-address="Ark1.H5:Ark1.H8"/>
          </chart:axis>
          <chart:axis chart:dimension="y" chart:name="primary-y" chart:style-name="ch6"/>
          <chart:series chart:style-name="ch7" chart:values-cell-range-address="Ark1.I5:Ark1.I8" chart:label-cell-address="Ark1.I4:Ark1.I4" chart:class="chart:bar">
            <chart:data-point chart:repeated="4"/>
          </chart:series>
          <chart:series chart:style-name="ch8" chart:values-cell-range-address="Ark1.J5:Ark1.J8" chart:label-cell-address="Ark1.J4:Ark1.J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rk1.I4:Ark1.I4">BestFS-DFS</text:p>
              </table:table-cell>
              <table:table-cell office:value-type="string">
                <text:p text:id="Ark1.J4:Ark1.J4">BestFS-BFS</text:p>
              </table:table-cell>
            </table:table-row>
          </table:table-header-rows>
          <table:table-rows>
            <table:table-row>
              <table:table-cell office:value-type="string">
                <text:p text:id="Ark1.H5:Ark1.H8">100</text:p>
              </table:table-cell>
              <table:table-cell office:value-type="float" office:value="999">
                <text:p text:id="Ark1.I5:Ark1.I8">999</text:p>
              </table:table-cell>
              <table:table-cell office:value-type="float" office:value="1000">
                <text:p text:id="Ark1.J5:Ark1.J8">10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6">
                <text:p>99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4">
                <text:p>994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89">
                <text:p>989</text:p>
              </table:table-cell>
              <table:table-cell office:value-type="float" office:value="571">
                <text:p>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aximum="1000" chart:interval-major="2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graphic-properties draw:stroke="none" draw:fill-color="#4c4c4c"/>
      <style:text-properties fo:font-size="6pt" style:font-size-asian="6pt" style:font-size-complex="6pt"/>
    </style:style>
    <style:style style:name="ch8" style:family="chart" style:data-style-name="N0">
      <style:graphic-properties draw:stroke="none" draw:fill-color="#b3b3b3"/>
      <style:text-properties fo:font-size="6pt" style:font-size-asian="6pt" style:font-size-complex="6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888cm" svg:height="7.231cm" xlink:href=".." chart:class="chart:bar" chart:style-name="ch1">
        <chart:title svg:x="3.981cm" svg:y="0.145cm" chart:style-name="ch2">
          <text:p>FMS</text:p>
        </chart:title>
        <chart:legend chart:legend-position="end" svg:x="6.4cm" svg:y="-0.101cm" chart:style-name="ch3"/>
        <chart:plot-area chart:style-name="ch4" table:cell-range-address="Ark1.H11:Ark1.J15" chart:data-source-has-labels="both" svg:x="0.176cm" svg:y="0.684cm" svg:width="8.541cm" svg:height="6.258cm">
          <chart:axis chart:dimension="x" chart:name="primary-x" chart:style-name="ch5">
            <chart:categories table:cell-range-address="Ark1.H12:Ark1.H15"/>
          </chart:axis>
          <chart:axis chart:dimension="y" chart:name="primary-y" chart:style-name="ch6"/>
          <chart:series chart:style-name="ch7" chart:values-cell-range-address="Ark1.I12:Ark1.I15" chart:label-cell-address="Ark1.I11:Ark1.I11" chart:class="chart:bar">
            <chart:data-point chart:repeated="4"/>
          </chart:series>
          <chart:series chart:style-name="ch8" chart:values-cell-range-address="Ark1.J12:Ark1.J15" chart:label-cell-address="Ark1.J11:Ark1.J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rk1.I11:Ark1.I11">BestFS-DFS</text:p>
              </table:table-cell>
              <table:table-cell office:value-type="string">
                <text:p text:id="Ark1.J11:Ark1.J11">BestFS-BFS</text:p>
              </table:table-cell>
            </table:table-row>
          </table:table-header-rows>
          <table:table-rows>
            <table:table-row>
              <table:table-cell office:value-type="string">
                <text:p text:id="Ark1.H12:Ark1.H15">50</text:p>
              </table:table-cell>
              <table:table-cell office:value-type="float" office:value="1000">
                <text:p text:id="Ark1.I12:Ark1.I15">1000</text:p>
              </table:table-cell>
              <table:table-cell office:value-type="float" office:value="1000">
                <text:p text:id="Ark1.J12:Ark1.J15">1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29">
                <text:p>929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0">
                <text:p>100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11">
                <text:p>911</text:p>
              </table:table-cell>
              <table:table-cell office:value-type="float" office:value="236">
                <text:p>2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aximum="1000" chart:interval-major="2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graphic-properties draw:stroke="none" draw:fill-color="#4c4c4c"/>
      <style:text-properties fo:font-size="6pt" style:font-size-asian="6pt" style:font-size-complex="6pt"/>
    </style:style>
    <style:style style:name="ch8" style:family="chart" style:data-style-name="N0">
      <style:graphic-properties draw:stroke="none" draw:fill-color="#b3b3b3"/>
      <style:text-properties fo:font-size="6pt" style:font-size-asian="6pt" style:font-size-complex="6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888cm" svg:height="7.231cm" xlink:href=".." chart:class="chart:bar" chart:style-name="ch1">
        <chart:title svg:x="3.796cm" svg:y="0.145cm" chart:style-name="ch2">
          <text:p>MAPK</text:p>
        </chart:title>
        <chart:legend chart:legend-position="end" svg:x="6.4cm" svg:y="-0.101cm" chart:style-name="ch3"/>
        <chart:plot-area chart:style-name="ch4" table:cell-range-address="Ark1.H17:Ark1.J21" chart:data-source-has-labels="both" svg:x="0.176cm" svg:y="0.684cm" svg:width="8.54cm" svg:height="6.258cm">
          <chart:axis chart:dimension="x" chart:name="primary-x" chart:style-name="ch5">
            <chart:categories table:cell-range-address="Ark1.H18:Ark1.H21"/>
          </chart:axis>
          <chart:axis chart:dimension="y" chart:name="primary-y" chart:style-name="ch6"/>
          <chart:series chart:style-name="ch7" chart:values-cell-range-address="Ark1.I18:Ark1.I21" chart:label-cell-address="Ark1.I17:Ark1.I17" chart:class="chart:bar">
            <chart:data-point chart:repeated="4"/>
          </chart:series>
          <chart:series chart:style-name="ch8" chart:values-cell-range-address="Ark1.J18:Ark1.J21" chart:label-cell-address="Ark1.J17:Ark1.J17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rk1.I17:Ark1.I17">BestFS-DFS</text:p>
              </table:table-cell>
              <table:table-cell office:value-type="string">
                <text:p text:id="Ark1.J17:Ark1.J17">BestFS-BFS</text:p>
              </table:table-cell>
            </table:table-row>
          </table:table-header-rows>
          <table:table-rows>
            <table:table-row>
              <table:table-cell office:value-type="string">
                <text:p text:id="Ark1.H18:Ark1.H21">320</text:p>
              </table:table-cell>
              <table:table-cell office:value-type="float" office:value="1000">
                <text:p text:id="Ark1.I18:Ark1.I21">1000</text:p>
              </table:table-cell>
              <table:table-cell office:value-type="float" office:value="1000">
                <text:p text:id="Ark1.J18:Ark1.J21">100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93">
                <text:p>99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428">
                <text:p>428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graphic-properties draw:stroke="none" draw:fill-color="#4c4c4c"/>
      <style:text-properties fo:font-size="6pt" style:font-size-asian="6pt" style:font-size-complex="6pt"/>
    </style:style>
    <style:style style:name="ch8" style:family="chart" style:data-style-name="N0">
      <style:graphic-properties draw:stroke="none" draw:fill-color="#b3b3b3"/>
      <style:text-properties fo:font-size="6pt" style:font-size-asian="6pt" style:font-size-complex="6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888cm" svg:height="7.231cm" xlink:href=".." chart:class="chart:bar" chart:style-name="ch1">
        <chart:title svg:x="3.65cm" svg:y="0.145cm" chart:style-name="ch2">
          <text:p>Kanban</text:p>
        </chart:title>
        <chart:legend chart:legend-position="end" svg:x="6.248cm" svg:y="-0.101cm" chart:style-name="ch3"/>
        <chart:plot-area chart:style-name="ch4" table:cell-range-address="Ark1.O4:Ark1.Q8" chart:data-source-has-labels="both" svg:x="0.177cm" svg:y="0.684cm" svg:width="8.541cm" svg:height="6.258cm">
          <chart:axis chart:dimension="x" chart:name="primary-x" chart:style-name="ch5">
            <chart:categories table:cell-range-address="Ark1.O5:Ark1.O8"/>
          </chart:axis>
          <chart:axis chart:dimension="y" chart:name="primary-y" chart:style-name="ch6"/>
          <chart:series chart:style-name="ch7" chart:values-cell-range-address="Ark1.P5:Ark1.P8" chart:label-cell-address="Ark1.P4:Ark1.P4" chart:class="chart:bar">
            <chart:data-point chart:repeated="4"/>
          </chart:series>
          <chart:series chart:style-name="ch8" chart:values-cell-range-address="Ark1.Q5:Ark1.Q8" chart:label-cell-address="Ark1.Q4:Ark1.Q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rk1.P4:Ark1.P4">BestFS-DFS</text:p>
              </table:table-cell>
              <table:table-cell office:value-type="string">
                <text:p text:id="Ark1.Q4:Ark1.Q4">BestFS-BFS</text:p>
              </table:table-cell>
            </table:table-row>
          </table:table-header-rows>
          <table:table-rows>
            <table:table-row>
              <table:table-cell office:value-type="string">
                <text:p text:id="Ark1.O5:Ark1.O8">100</text:p>
              </table:table-cell>
              <table:table-cell office:value-type="float" office:value="1">
                <text:p text:id="Ark1.P5:Ark1.P8">1</text:p>
              </table:table-cell>
              <table:table-cell office:value-type="float" office:value="0">
                <text:p text:id="Ark1.Q5:Ark1.Q8"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">
                <text:p>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">
                <text:p>11</text:p>
              </table:table-cell>
              <table:table-cell office:value-type="float" office:value="429">
                <text:p>4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graphic-properties draw:stroke="none" draw:fill-color="#4c4c4c"/>
      <style:text-properties fo:font-size="6pt" style:font-size-asian="6pt" style:font-size-complex="6pt"/>
    </style:style>
    <style:style style:name="ch8" style:family="chart" style:data-style-name="N0">
      <style:graphic-properties draw:stroke="none" draw:fill-color="#b3b3b3"/>
      <style:text-properties fo:font-size="6pt" style:font-size-asian="6pt" style:font-size-complex="6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888cm" svg:height="7.231cm" xlink:href=".." chart:class="chart:bar" chart:style-name="ch1">
        <chart:title svg:x="3.981cm" svg:y="0.145cm" chart:style-name="ch2">
          <text:p>FMS</text:p>
        </chart:title>
        <chart:legend chart:legend-position="end" svg:x="6.399cm" svg:y="-0.101cm" chart:style-name="ch3"/>
        <chart:plot-area chart:style-name="ch4" table:cell-range-address="Ark1.O11:Ark1.Q15" chart:data-source-has-labels="both" svg:x="0.176cm" svg:y="0.684cm" svg:width="8.541cm" svg:height="6.258cm">
          <chart:axis chart:dimension="x" chart:name="primary-x" chart:style-name="ch5">
            <chart:categories table:cell-range-address="Ark1.O12:Ark1.O15"/>
          </chart:axis>
          <chart:axis chart:dimension="y" chart:name="primary-y" chart:style-name="ch6"/>
          <chart:series chart:style-name="ch7" chart:values-cell-range-address="Ark1.P12:Ark1.P15" chart:label-cell-address="Ark1.P11:Ark1.P11" chart:class="chart:bar">
            <chart:data-point chart:repeated="4"/>
          </chart:series>
          <chart:series chart:style-name="ch8" chart:values-cell-range-address="Ark1.Q12:Ark1.Q15" chart:label-cell-address="Ark1.Q11:Ark1.Q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rk1.P11:Ark1.P11">BestFS-DFS</text:p>
              </table:table-cell>
              <table:table-cell office:value-type="string">
                <text:p text:id="Ark1.Q11:Ark1.Q11">BestFS-BFS</text:p>
              </table:table-cell>
            </table:table-row>
          </table:table-header-rows>
          <table:table-rows>
            <table:table-row>
              <table:table-cell office:value-type="string">
                <text:p text:id="Ark1.O12:Ark1.O15">50</text:p>
              </table:table-cell>
              <table:table-cell office:value-type="float" office:value="0">
                <text:p text:id="Ark1.P12:Ark1.P15">0</text:p>
              </table:table-cell>
              <table:table-cell office:value-type="float" office:value="0">
                <text:p text:id="Ark1.Q12:Ark1.Q15"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1">
                <text:p>7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9">
                <text:p>89</text:p>
              </table:table-cell>
              <table:table-cell office:value-type="float" office:value="764">
                <text:p>7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graphic-properties draw:stroke="none" draw:fill-color="#4c4c4c"/>
      <style:text-properties fo:font-size="6pt" style:font-size-asian="6pt" style:font-size-complex="6pt"/>
    </style:style>
    <style:style style:name="ch8" style:family="chart" style:data-style-name="N0">
      <style:graphic-properties draw:stroke="none" draw:fill-color="#b3b3b3"/>
      <style:text-properties fo:font-size="6pt" style:font-size-asian="6pt" style:font-size-complex="6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888cm" svg:height="7.231cm" xlink:href=".." chart:class="chart:bar" chart:style-name="ch1">
        <chart:title svg:x="3.796cm" svg:y="0.145cm" chart:style-name="ch2">
          <text:p>MAPK</text:p>
        </chart:title>
        <chart:legend chart:legend-position="end" svg:x="6.399cm" svg:y="-0.101cm" chart:style-name="ch3"/>
        <chart:plot-area chart:style-name="ch4" table:cell-range-address="Ark1.O17:Ark1.Q21" chart:data-source-has-labels="both" svg:x="0.176cm" svg:y="0.684cm" svg:width="8.54cm" svg:height="6.258cm">
          <chart:axis chart:dimension="x" chart:name="primary-x" chart:style-name="ch5">
            <chart:categories table:cell-range-address="Ark1.O18:Ark1.O21"/>
          </chart:axis>
          <chart:axis chart:dimension="y" chart:name="primary-y" chart:style-name="ch6"/>
          <chart:series chart:style-name="ch7" chart:values-cell-range-address="Ark1.P18:Ark1.P21" chart:label-cell-address="Ark1.P17:Ark1.P17" chart:class="chart:bar">
            <chart:data-point chart:repeated="4"/>
          </chart:series>
          <chart:series chart:style-name="ch8" chart:values-cell-range-address="Ark1.Q18:Ark1.Q21" chart:label-cell-address="Ark1.Q17:Ark1.Q17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rk1.P17:Ark1.P17">BestFS-DFS</text:p>
              </table:table-cell>
              <table:table-cell office:value-type="string">
                <text:p text:id="Ark1.Q17:Ark1.Q17">BestFS-BFS</text:p>
              </table:table-cell>
            </table:table-row>
          </table:table-header-rows>
          <table:table-rows>
            <table:table-row>
              <table:table-cell office:value-type="string">
                <text:p text:id="Ark1.O18:Ark1.O21">320</text:p>
              </table:table-cell>
              <table:table-cell office:value-type="float" office:value="0">
                <text:p text:id="Ark1.P18:Ark1.P21">0</text:p>
              </table:table-cell>
              <table:table-cell office:value-type="float" office:value="0">
                <text:p text:id="Ark1.Q18:Ark1.Q21"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572">
                <text:p>57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